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weight="normal" officeooo:rsid="000c1f33" officeooo:paragraph-rsid="000c1f33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c1f33" officeooo:paragraph-rsid="000c1f33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ON A LA PROGRAMACIÓN DE DISPOSITIVOS MOVILES</text:p>
      <text:p text:style-name="P1"/>
      <text:p text:style-name="P2">1.-Buscar y comparar diferentes emuladores, en los que probar las aplicaciones que se desarrollen durante el curso.</text:p>
      <text:p text:style-name="P2">Despues de mirar en varias paginas, todas estan bastante de acuerdo en que los mejores emuladores de android son Android Studio, BlueStacks y Tencent Gaming buddy entre otros</text:p>
      <text:p text:style-name="P2"/>
      <text:p text:style-name="P2">2.-Identifica las características de tu teléfono móvil</text:p>
      <text:p text:style-name="P3"/>
      <text:p text:style-name="P2"/>
      <text:p text:style-name="P2">3.-Crea 3 preguntas con sus respectivas respuestas de la unidad“Introducción a la programación de dispositivos móviles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15T14:22:26.903532233</meta:creation-date>
    <dc:date>2020-09-15T14:31:40.559360987</dc:date>
    <meta:editing-duration>PT9M14S</meta:editing-duration>
    <meta:editing-cycles>1</meta:editing-cycles>
    <meta:document-statistic meta:table-count="0" meta:image-count="0" meta:object-count="0" meta:page-count="1" meta:paragraph-count="5" meta:word-count="75" meta:character-count="517" meta:non-whitespace-character-count="447"/>
    <meta:generator>LibreOffice/7.0.1.2$Linux_X86_64 LibreOffice_project/88a63c56098013eb4038e11ebe7c8c0daab09aa8</meta:generator>
  </office:meta>
</office:document-meta>
</file>